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600000056EAD178D3C8EB80E1.png" manifest:media-type="image/png"/>
  <manifest:file-entry manifest:full-path="Pictures/10001B69000008EE000008EE4243548F2CE662E7.svg" manifest:media-type="image/svg+xml"/>
  <manifest:file-entry manifest:full-path="Pictures/1000020100000065000000653A51B539C65B475A.png" manifest:media-type="image/png"/>
  <manifest:file-entry manifest:full-path="Pictures/1000133100000A7000000A70A6BB72C8F239D9F1.svg" manifest:media-type="image/svg+xml"/>
  <manifest:file-entry manifest:full-path="Pictures/10000201000001E00000025480323AB5AD38FCBD.png" manifest:media-type="image/png"/>
  <manifest:file-entry manifest:full-path="Pictures/1000020100000065000000652CB33D8C56B21424.png" manifest:media-type="image/png"/>
  <manifest:file-entry manifest:full-path="Pictures/1000147800000A7000000A702A902ED1033EC5B9.svg" manifest:media-type="image/svg+xml"/>
  <manifest:file-entry manifest:full-path="Pictures/10000201000001E000000254C5453842EF7F0BA9.png" manifest:media-type="image/png"/>
  <manifest:file-entry manifest:full-path="Pictures/10000201000001E000000254D426A90A4235DF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cm" svg:height="8.319cm" svg:x="6.4cm" svg:y="8.3cm">
          <draw:image xlink:href="Pictures/10000201000001E000000254D426A90A4235DF23.png" xlink:type="simple" xlink:show="embed" xlink:actuate="onLoad">
            <text:p/>
          </draw:image>
        </draw:frame>
        <draw:frame draw:style-name="gr1" draw:text-style-name="P1" draw:layer="layout" svg:width="6.7cm" svg:height="8.319cm" svg:x="11.3cm" svg:y="9.681cm">
          <draw:image xlink:href="Pictures/10000201000001E000000254C5453842EF7F0BA9.png" xlink:type="simple" xlink:show="embed" xlink:actuate="onLoad">
            <text:p/>
          </draw:image>
        </draw:frame>
        <draw:frame draw:style-name="gr1" draw:text-style-name="P1" draw:layer="layout" svg:width="6.7cm" svg:height="8.319cm" svg:x="16.7cm" svg:y="10.881cm">
          <draw:image xlink:href="Pictures/10000201000001E00000025480323AB5AD38FCBD.png" xlink:type="simple" xlink:show="embed" xlink:actuate="onLoad">
            <text:p/>
          </draw:image>
        </draw:frame>
        <draw:frame draw:style-name="gr1" draw:text-style-name="P1" draw:layer="layout" svg:width="2.671cm" svg:height="2.671cm" svg:x="19.9cm" svg:y="7.8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285cm" svg:height="2.285cm" svg:x="9.715cm" svg:y="6.0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671cm" svg:height="2.671cm" svg:x="12.8cm" svg:y="7.0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285cm" svg:height="2.285cm" svg:x="8.915cm" svg:y="8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8.215cm" svg:y="7.0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6.7cm" svg:y="7.9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9.101cm" svg:y="4.216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10.615cm" svg:y="4.3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8cm" svg:y="5.1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671cm" svg:height="2.671cm" svg:x="15.9cm" svg:y="3.7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6.1cm" svg:y="5.1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3.5cm" svg:y="4.2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5.929cm" svg:y="6.4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3.6cm" svg:y="5.9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5.229cm" svg:y="7.6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4.3cm" svg:y="9.1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2.029cm" svg:y="8.9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21.8cm" svg:y="8.2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9.629cm" svg:y="5.7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6cm" svg:y="6.8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21.029cm" svg:y="6.3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2cm" svg:y="8.7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20.4cm" svg:y="10.0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7cm" svg:y="10.4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6.9cm" svg:y="10.2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9:45:21.536242045</meta:creation-date>
    <dc:date>2018-07-12T14:42:46.258004417</dc:date>
    <meta:editing-duration>PT2M34S</meta:editing-duration>
    <meta:editing-cycles>1</meta:editing-cycles>
    <meta:document-statistic meta:object-count="28"/>
    <meta:generator>LibreOffice/6.0.2.1$Linux_X86_64 LibreOffice_project/00m0$Build-1</meta:generator>
  </office:meta>
</office:document-meta>
</file>